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1155cc" fo:font-size="18pt" style:text-underline-style="solid" style:text-underline-width="auto" style:text-underline-color="font-color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ira Scrum: </text:span><text:a xlink:type="simple" xlink:href="https://cs3338-career-help-project.atlassian.net/jira/software/projects/CHS/boards/166/timeline?selectedIssue=CHS-5" text:style-name="ListLabel_20_1" text:visited-style-name="ListLabel_20_1"><text:span text:style-name="T2">Career-Help Scrum</text:span></text:a><text:span text:style-name="T1"><text:line-break/>JIra BugTrack: </text:span><text:a xlink:type="simple" xlink:href="https://cs3338-career-help-project.atlassian.net/jira/software/c/projects/CH/list?jql=project%20%3D%20%22CH%22%20ORDER%20BY%20created%20DESC" text:style-name="ListLabel_20_1" text:visited-style-name="ListLabel_20_1"><text:span text:style-name="T2">Career-Help BugTrac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fo:color="#1155cc" fo:font-size="18pt" style:text-underline-style="solid" style:text-underline-width="auto" style:text-underline-color="font-color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8" meta:character-count="65" meta:non-whitespace-character-count="58"/>
    <meta:generator>LibreOfficeDev/6.0.5.2$Linux_X86_64 LibreOffice_project/</meta:generator>
  </office:meta>
</office:document-meta>
</file>